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0819in" fo:margin-left="0.016in" table:align="left" style:writing-mode="lr-tb"/>
    </style:style>
    <style:style style:name="Table1.A" style:family="table-column">
      <style:table-column-properties style:column-width="2.6875in"/>
    </style:style>
    <style:style style:name="Table1.B" style:family="table-column">
      <style:table-column-properties style:column-width="4.3944in"/>
    </style:style>
    <style:style style:name="Table1.1" style:family="table-row">
      <style:table-row-properties style:min-row-height="0.1806in" fo:keep-together="auto"/>
    </style:style>
    <style:style style:name="Table1.A1" style:family="table-cell">
      <style:table-cell-properties style:vertical-align="top" fo:background-color="#fabf8f" fo:padding="0.0556in" fo:border="0.5pt solid #000000" style:writing-mode="lr-tb">
        <style:background-image/>
      </style:table-cell-properties>
    </style:style>
    <style:style style:name="Table1.2" style:family="table-row">
      <style:table-row-properties style:min-row-height="0.8472in" fo:keep-together="auto"/>
    </style:style>
    <style:style style:name="Table1.A2" style:family="table-cell">
      <style:table-cell-properties style:vertical-align="top" fo:padding="0.0556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3" style:family="table-row">
      <style:table-row-properties style:min-row-height="3.3472in" fo:keep-together="auto"/>
    </style:style>
    <style:style style:name="Table1.A3" style:family="table-cell">
      <style:table-cell-properties style:vertical-align="top" fo:padding="0.0556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4" style:family="table-row">
      <style:table-row-properties style:min-row-height="2.5139in" fo:keep-together="auto"/>
    </style:style>
    <style:style style:name="Table1.A4" style:family="table-cell">
      <style:table-cell-properties style:vertical-align="top" fo:padding="0.0556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5" style:family="table-row">
      <style:table-row-properties style:min-row-height="3.3201in" fo:keep-together="auto"/>
    </style:style>
    <style:style style:name="Table1.A5" style:family="table-cell">
      <style:table-cell-properties style:vertical-align="top" fo:padding="0.0556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7" style:family="table-row">
      <style:table-row-properties style:min-row-height="1.0139in" fo:keep-together="auto"/>
    </style:style>
    <style:style style:name="Table1.A7" style:family="table-cell">
      <style:table-cell-properties style:vertical-align="top" fo:padding="0.0556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8" style:family="table-row">
      <style:table-row-properties style:min-row-height="1.3472in" fo:keep-together="auto"/>
    </style:style>
    <style:style style:name="Table1.A8" style:family="table-cell">
      <style:table-cell-properties style:vertical-align="top" fo:padding="0.0556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0.0556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10" style:family="table-row">
      <style:table-row-properties style:min-row-height="1.8472in" fo:keep-together="auto"/>
    </style:style>
    <style:style style:name="Table1.A10" style:family="table-cell">
      <style:table-cell-properties style:vertical-align="top" fo:padding="0.0556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11" style:family="table-row">
      <style:table-row-properties style:min-row-height="1.6806in" fo:keep-together="auto"/>
    </style:style>
    <style:style style:name="Table1.A11" style:family="table-cell">
      <style:table-cell-properties style:vertical-align="top" fo:padding="0.0556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0.0556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13" style:family="table-row">
      <style:table-row-properties style:min-row-height="2.1806in" fo:keep-together="auto"/>
    </style:style>
    <style:style style:name="Table1.A13" style:family="table-cell">
      <style:table-cell-properties style:vertical-align="top" fo:padding="0.0556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14" style:family="table-row">
      <style:table-row-properties style:min-row-height="0.6806in" fo:keep-together="auto"/>
    </style:style>
    <style:style style:name="Table1.A14" style:family="table-cell">
      <style:table-cell-properties style:vertical-align="top" fo:padding="0.0556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0.0556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1.17" style:family="table-row">
      <style:table-row-properties style:min-row-height="1.1736in" fo:keep-together="auto"/>
    </style:style>
    <style:style style:name="Table1.A17" style:family="table-cell">
      <style:table-cell-properties style:vertical-align="top" fo:padding="0.0556in" fo:border-left="0.5pt solid #000000" fo:border-right="none" fo:border-top="0.5pt solid #000000" fo:border-bottom="0.5pt solid #000000" style:writing-mode="lr-tb"/>
    </style:style>
    <style:style style:name="Table1.B17"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style:snap-to-layout-grid="false"/>
      <style:text-properties fo:font-size="12pt" officeooo:rsid="00159a77" officeooo:paragraph-rsid="00159a77" style:font-size-asian="12pt" style:font-size-complex="12pt"/>
    </style:style>
    <style:style style:name="P2" style:family="paragraph" style:parent-style-name="Standard">
      <style:paragraph-properties style:snap-to-layout-grid="false"/>
      <style:text-properties fo:font-size="12pt" officeooo:rsid="001befe6" officeooo:paragraph-rsid="001befe6" style:font-size-asian="12pt" style:font-size-complex="12pt"/>
    </style:style>
    <style:style style:name="P3" style:family="paragraph" style:parent-style-name="Standard">
      <style:paragraph-properties style:snap-to-layout-grid="false"/>
      <style:text-properties fo:font-size="12pt" officeooo:rsid="001f1b6c" officeooo:paragraph-rsid="001f1b6c" style:font-size-asian="12pt" style:font-size-complex="12pt"/>
    </style:style>
    <style:style style:name="P4" style:family="paragraph" style:parent-style-name="Standard">
      <style:paragraph-properties style:snap-to-layout-grid="false"/>
      <style:text-properties fo:font-size="12pt" officeooo:rsid="0022bc09" officeooo:paragraph-rsid="0022bc09" style:font-size-asian="12pt" style:font-size-complex="12pt"/>
    </style:style>
    <style:style style:name="P5" style:family="paragraph" style:parent-style-name="Standard">
      <style:paragraph-properties style:snap-to-layout-grid="false"/>
      <style:text-properties fo:font-size="12pt" officeooo:rsid="00282af0" officeooo:paragraph-rsid="00282af0" style:font-size-asian="12pt" style:font-size-complex="12pt"/>
    </style:style>
    <style:style style:name="P6" style:family="paragraph" style:parent-style-name="Standard">
      <style:paragraph-properties style:snap-to-layout-grid="false"/>
      <style:text-properties fo:font-size="12pt" officeooo:rsid="00295c9b" officeooo:paragraph-rsid="00295c9b" style:font-size-asian="12pt" style:font-size-complex="12pt"/>
    </style:style>
    <style:style style:name="P7" style:family="paragraph" style:parent-style-name="Standard">
      <style:paragraph-properties style:snap-to-layout-grid="false"/>
      <style:text-properties fo:font-size="12pt" officeooo:rsid="002a45ba" officeooo:paragraph-rsid="002a45ba" style:font-size-asian="12pt" style:font-size-complex="12pt"/>
    </style:style>
    <style:style style:name="P8" style:family="paragraph" style:parent-style-name="Standard">
      <style:paragraph-properties style:snap-to-layout-grid="false"/>
      <style:text-properties fo:font-size="12pt" officeooo:paragraph-rsid="00159a77"/>
    </style:style>
    <style:style style:name="P9" style:family="paragraph" style:parent-style-name="Standard">
      <style:paragraph-properties style:snap-to-layout-grid="false"/>
      <style:text-properties officeooo:paragraph-rsid="00168ec6"/>
    </style:style>
    <style:style style:name="P10" style:family="paragraph" style:parent-style-name="Standard">
      <style:paragraph-properties style:snap-to-layout-grid="false"/>
      <style:text-properties officeooo:paragraph-rsid="001befe6"/>
    </style:style>
    <style:style style:name="P11" style:family="paragraph" style:parent-style-name="Standard">
      <style:paragraph-properties style:snap-to-layout-grid="false"/>
      <style:text-properties officeooo:paragraph-rsid="00249998"/>
    </style:style>
    <style:style style:name="P12" style:family="paragraph" style:parent-style-name="Standard">
      <style:paragraph-properties style:snap-to-layout-grid="false"/>
      <style:text-properties officeooo:rsid="001d598c" officeooo:paragraph-rsid="001d598c"/>
    </style:style>
    <style:style style:name="P13" style:family="paragraph" style:parent-style-name="Standard">
      <style:paragraph-properties style:snap-to-layout-grid="false"/>
      <style:text-properties officeooo:rsid="002153f5" officeooo:paragraph-rsid="002153f5"/>
    </style:style>
    <style:style style:name="P14" style:family="paragraph" style:parent-style-name="Standard">
      <style:paragraph-properties style:snap-to-layout-grid="false"/>
      <style:text-properties officeooo:rsid="00249998" officeooo:paragraph-rsid="00249998"/>
    </style:style>
    <style:style style:name="P15" style:family="paragraph" style:parent-style-name="Standard">
      <style:paragraph-properties style:snap-to-layout-grid="false"/>
      <style:text-properties officeooo:rsid="002b0eaa" officeooo:paragraph-rsid="002b0eaa"/>
    </style:style>
    <style:style style:name="P16" style:family="paragraph" style:parent-style-name="Standard">
      <style:paragraph-properties fo:padding="0in" fo:border="none"/>
    </style:style>
    <style:style style:name="P17" style:family="paragraph" style:parent-style-name="Body_20_A">
      <style:text-properties fo:font-size="12pt" fo:font-weight="bold" style:font-size-asian="12pt" style:font-weight-asian="bold" style:font-size-complex="12pt" style:font-weight-complex="bold"/>
    </style:style>
    <style:style style:name="P18" style:family="paragraph" style:parent-style-name="Body_20_A">
      <style:paragraph-properties fo:margin-top="0in" fo:margin-bottom="0in" loext:contextual-spacing="false" fo:line-height="100%"/>
      <style:text-properties style:font-name="Calibri" fo:font-size="12pt" fo:language="en" fo:country="AU" fo:font-weight="bold" style:font-name-asian="Calibri" style:font-size-asian="12pt" style:font-weight-asian="bold" style:font-name-complex="Calibri" style:font-size-complex="12pt" style:font-weight-complex="bold"/>
    </style:style>
    <style:style style:name="P19" style:family="paragraph" style:parent-style-name="Body_20_A">
      <style:paragraph-properties fo:margin-top="0in" fo:margin-bottom="0in" loext:contextual-spacing="false" fo:line-height="100%"/>
      <style:text-properties fo:font-size="12pt" style:font-size-asian="12pt" style:font-size-complex="12pt"/>
    </style:style>
    <style:style style:name="P20" style:family="paragraph" style:parent-style-name="Body_20_A">
      <style:paragraph-properties fo:margin-top="0in" fo:margin-bottom="0in" loext:contextual-spacing="false" fo:line-height="100%"/>
      <style:text-properties fo:font-size="12pt" fo:font-weight="bold" style:font-size-asian="12pt" style:font-weight-asian="bold" style:font-size-complex="12pt" style:font-weight-complex="bold"/>
    </style:style>
    <style:style style:name="P21" style:family="paragraph" style:parent-style-name="Body_20_A">
      <style:paragraph-properties fo:margin-top="0in" fo:margin-bottom="0in" loext:contextual-spacing="false" fo:line-height="100%"/>
      <style:text-properties style:font-name="Trebuchet MS" fo:font-size="12pt" style:font-size-asian="12pt" style:font-size-complex="12pt"/>
    </style:style>
    <style:style style:name="P22" style:family="paragraph" style:parent-style-name="Body_20_A">
      <style:paragraph-properties fo:margin-top="0in" fo:margin-bottom="0in" loext:contextual-spacing="false" fo:line-height="100%"/>
      <style:text-properties style:font-name="Trebuchet MS" fo:font-size="12pt" fo:font-weight="bold" style:font-size-asian="12pt" style:font-weight-asian="bold" style:font-size-complex="12pt"/>
    </style:style>
    <style:style style:name="P23" style:family="paragraph" style:parent-style-name="Body_20_A">
      <style:paragraph-properties fo:margin-top="0in" fo:margin-bottom="0in" loext:contextual-spacing="false" fo:line-height="100%" fo:orphans="0" fo:widows="0"/>
      <style:text-properties style:font-name="Trebuchet MS" fo:font-size="12pt" fo:font-weight="bold" style:font-name-asian="Trebuchet MS" style:font-size-asian="12pt" style:font-weight-asian="bold" style:font-name-complex="Trebuchet MS" style:font-size-complex="12pt" style:font-weight-complex="bold"/>
    </style:style>
    <style:style style:name="P24" style:family="paragraph" style:parent-style-name="Body_20_A">
      <style:paragraph-properties fo:margin-top="0in" fo:margin-bottom="0in" loext:contextual-spacing="false" fo:line-height="100%" fo:orphans="0" fo:widows="0"/>
      <style:text-properties fo:font-weight="bold" style:font-weight-asian="bold" style:font-weight-complex="bold"/>
    </style:style>
    <style:style style:name="P25" style:family="paragraph" style:parent-style-name="Body_20_A" style:master-page-name="Standard">
      <style:paragraph-properties fo:margin-top="0in" fo:margin-bottom="0in" loext:contextual-spacing="false" fo:line-height="100%" style:page-number="auto"/>
    </style:style>
    <style:style style:name="P26" style:family="paragraph" style:parent-style-name="List_20_Paragraph" style:list-style-name="WW8Num15"/>
    <style:style style:name="P27" style:family="paragraph" style:parent-style-name="List_20_Paragraph" style:list-style-name="WW8Num2">
      <style:paragraph-properties fo:margin-top="0in" fo:margin-bottom="0in" loext:contextual-spacing="false" fo:line-height="100%"/>
    </style:style>
    <style:style style:name="P28" style:family="paragraph" style:parent-style-name="List_20_Paragraph" style:list-style-name="WW8Num21">
      <style:paragraph-properties fo:margin-top="0in" fo:margin-bottom="0in" loext:contextual-spacing="false" fo:line-height="100%"/>
    </style:style>
    <style:style style:name="P29" style:family="paragraph" style:parent-style-name="List_20_Paragraph" style:list-style-name="WW8Num13">
      <style:paragraph-properties fo:margin-top="0in" fo:margin-bottom="0in" loext:contextual-spacing="false" fo:line-height="100%"/>
    </style:style>
    <style:style style:name="P30" style:family="paragraph" style:parent-style-name="List_20_Paragraph" style:list-style-name="WW8Num4">
      <style:paragraph-properties fo:margin-top="0in" fo:margin-bottom="0in" loext:contextual-spacing="false" fo:line-height="100%"/>
    </style:style>
    <style:style style:name="P31" style:family="paragraph" style:parent-style-name="List_20_Paragraph" style:list-style-name="WW8Num23">
      <style:paragraph-properties fo:margin-top="0in" fo:margin-bottom="0in" loext:contextual-spacing="false" fo:line-height="100%"/>
    </style:style>
    <style:style style:name="P32" style:family="paragraph" style:parent-style-name="List_20_Paragraph" style:list-style-name="WW8Num11">
      <style:paragraph-properties fo:margin-top="0in" fo:margin-bottom="0in" loext:contextual-spacing="false" fo:line-height="100%"/>
    </style:style>
    <style:style style:name="P33" style:family="paragraph" style:parent-style-name="List_20_Paragraph" style:list-style-name="WW8Num12">
      <style:paragraph-properties fo:margin-top="0in" fo:margin-bottom="0in" loext:contextual-spacing="false" fo:line-height="100%"/>
    </style:style>
    <style:style style:name="P34" style:family="paragraph" style:parent-style-name="List_20_Paragraph" style:list-style-name="WW8Num7">
      <style:paragraph-properties fo:margin-top="0in" fo:margin-bottom="0in" loext:contextual-spacing="false" fo:line-height="100%"/>
    </style:style>
    <style:style style:name="P35" style:family="paragraph" style:parent-style-name="List_20_Paragraph" style:list-style-name="WW8Num27">
      <style:paragraph-properties fo:margin-top="0in" fo:margin-bottom="0in" loext:contextual-spacing="false" fo:line-height="100%"/>
    </style:style>
    <style:style style:name="P36" style:family="paragraph" style:parent-style-name="List_20_Paragraph" style:list-style-name="WW8Num16">
      <style:paragraph-properties fo:margin-top="0in" fo:margin-bottom="0in" loext:contextual-spacing="false" fo:line-height="100%"/>
    </style:style>
    <style:style style:name="P37" style:family="paragraph" style:parent-style-name="List_20_Paragraph" style:list-style-name="WW8Num25">
      <style:paragraph-properties fo:margin-top="0in" fo:margin-bottom="0in" loext:contextual-spacing="false" fo:line-height="100%"/>
    </style:style>
    <style:style style:name="P38" style:family="paragraph" style:parent-style-name="List_20_Paragraph" style:list-style-name="WW8Num22">
      <style:paragraph-properties fo:margin-top="0in" fo:margin-bottom="0in" loext:contextual-spacing="false" fo:line-height="100%"/>
    </style:style>
    <style:style style:name="P39" style:family="paragraph" style:parent-style-name="List_20_Paragraph" style:list-style-name="WW8Num14">
      <style:paragraph-properties fo:margin-top="0in" fo:margin-bottom="0in" loext:contextual-spacing="false" fo:line-height="100%"/>
    </style:style>
    <style:style style:name="P40" style:family="paragraph" style:parent-style-name="List_20_Paragraph" style:list-style-name="WW8Num26">
      <style:paragraph-properties fo:margin-top="0in" fo:margin-bottom="0in" loext:contextual-spacing="false" fo:line-height="100%"/>
    </style:style>
    <style:style style:name="P41" style:family="paragraph" style:parent-style-name="List_20_Paragraph" style:list-style-name="WW8Num18">
      <style:paragraph-properties fo:margin-top="0in" fo:margin-bottom="0in" loext:contextual-spacing="false" fo:line-height="100%"/>
    </style:style>
    <style:style style:name="P42" style:family="paragraph" style:parent-style-name="List_20_Paragraph" style:list-style-name="WW8Num19">
      <style:paragraph-properties fo:margin-top="0in" fo:margin-bottom="0in" loext:contextual-spacing="false" fo:line-height="100%"/>
      <style:text-properties fo:font-size="12pt" style:font-size-asian="12pt" style:font-size-complex="12pt"/>
    </style:style>
    <style:style style:name="P43" style:family="paragraph" style:parent-style-name="List_20_Paragraph" style:list-style-name="WW8Num13">
      <style:paragraph-properties fo:margin-top="0in" fo:margin-bottom="0in" loext:contextual-spacing="false" fo:line-height="100%"/>
      <style:text-properties fo:font-size="12pt" style:font-size-asian="12pt" style:font-size-complex="12pt"/>
    </style:style>
    <style:style style:name="P44" style:family="paragraph" style:parent-style-name="List_20_Paragraph" style:list-style-name="WW8Num1">
      <style:paragraph-properties fo:margin-top="0in" fo:margin-bottom="0in" loext:contextual-spacing="false" fo:line-height="100%"/>
      <style:text-properties fo:font-size="12pt" style:font-size-asian="12pt" style:font-size-complex="12pt"/>
    </style:style>
    <style:style style:name="P45" style:family="paragraph" style:parent-style-name="List_20_Paragraph" style:list-style-name="WW8Num4">
      <style:paragraph-properties fo:margin-top="0in" fo:margin-bottom="0in" loext:contextual-spacing="false" fo:line-height="100%"/>
      <style:text-properties fo:font-size="12pt" style:font-size-asian="12pt" style:font-size-complex="12pt"/>
    </style:style>
    <style:style style:name="P46" style:family="paragraph" style:parent-style-name="List_20_Paragraph" style:list-style-name="WW8Num24">
      <style:paragraph-properties fo:margin-top="0in" fo:margin-bottom="0in" loext:contextual-spacing="false" fo:line-height="100%"/>
      <style:text-properties fo:font-size="12pt" style:font-size-asian="12pt" style:font-size-complex="12pt"/>
    </style:style>
    <style:style style:name="P47" style:family="paragraph" style:parent-style-name="List_20_Paragraph" style:list-style-name="WW8Num5">
      <style:paragraph-properties fo:margin-top="0in" fo:margin-bottom="0in" loext:contextual-spacing="false" fo:line-height="100%"/>
      <style:text-properties fo:font-size="12pt" style:font-size-asian="12pt" style:font-size-complex="12pt"/>
    </style:style>
    <style:style style:name="P48" style:family="paragraph" style:parent-style-name="List_20_Paragraph" style:list-style-name="WW8Num10">
      <style:paragraph-properties fo:margin-top="0in" fo:margin-bottom="0in" loext:contextual-spacing="false" fo:line-height="100%"/>
      <style:text-properties fo:font-size="12pt" style:font-size-asian="12pt" style:font-size-complex="12pt"/>
    </style:style>
    <style:style style:name="P49" style:family="paragraph" style:parent-style-name="List_20_Paragraph" style:list-style-name="WW8Num20">
      <style:paragraph-properties fo:margin-top="0in" fo:margin-bottom="0in" loext:contextual-spacing="false" fo:line-height="100%"/>
      <style:text-properties fo:font-size="12pt" style:font-size-asian="12pt" style:font-size-complex="12pt"/>
    </style:style>
    <style:style style:name="P50" style:family="paragraph" style:parent-style-name="List_20_Paragraph" style:list-style-name="WW8Num27">
      <style:paragraph-properties fo:margin-top="0in" fo:margin-bottom="0in" loext:contextual-spacing="false" fo:line-height="100%"/>
      <style:text-properties fo:font-size="12pt" style:font-size-asian="12pt" style:font-size-complex="12pt"/>
    </style:style>
    <style:style style:name="P51" style:family="paragraph" style:parent-style-name="List_20_Paragraph" style:list-style-name="WW8Num25">
      <style:paragraph-properties fo:margin-top="0in" fo:margin-bottom="0in" loext:contextual-spacing="false" fo:line-height="100%"/>
      <style:text-properties fo:font-size="12pt" style:font-size-asian="12pt" style:font-size-complex="12pt"/>
    </style:style>
    <style:style style:name="P52" style:family="paragraph" style:parent-style-name="List_20_Paragraph" style:list-style-name="WW8Num17">
      <style:paragraph-properties fo:margin-top="0in" fo:margin-bottom="0in" loext:contextual-spacing="false" fo:line-height="100%"/>
      <style:text-properties fo:font-size="12pt" style:font-size-asian="12pt" style:font-size-complex="12pt"/>
    </style:style>
    <style:style style:name="P53" style:family="paragraph" style:parent-style-name="List_20_Paragraph" style:list-style-name="WW8Num14">
      <style:paragraph-properties fo:margin-top="0in" fo:margin-bottom="0in" loext:contextual-spacing="false" fo:line-height="100%"/>
      <style:text-properties fo:font-size="12pt" style:font-size-asian="12pt" style:font-size-complex="12pt"/>
    </style:style>
    <style:style style:name="P54" style:family="paragraph" style:parent-style-name="List_20_Paragraph" style:list-style-name="WW8Num3">
      <style:paragraph-properties fo:margin-top="0in" fo:margin-bottom="0in" loext:contextual-spacing="false" fo:line-height="100%"/>
      <style:text-properties fo:font-size="12pt" style:font-size-asian="12pt" style:font-size-complex="12pt"/>
    </style:style>
    <style:style style:name="P55" style:family="paragraph" style:parent-style-name="List_20_Paragraph" style:list-style-name="WW8Num6">
      <style:paragraph-properties fo:margin-top="0in" fo:margin-bottom="0in" loext:contextual-spacing="false" fo:line-height="100%"/>
      <style:text-properties fo:font-size="12pt" style:font-size-asian="12pt" style:font-size-complex="12pt"/>
    </style:style>
    <style:style style:name="P56" style:family="paragraph" style:parent-style-name="List_20_Paragraph" style:list-style-name="WW8Num26">
      <style:paragraph-properties fo:margin-top="0in" fo:margin-bottom="0in" loext:contextual-spacing="false" fo:line-height="100%"/>
      <style:text-properties fo:font-size="12pt" style:font-size-asian="12pt" style:font-size-complex="12pt"/>
    </style:style>
    <style:style style:name="P57" style:family="paragraph" style:parent-style-name="List_20_Paragraph" style:list-style-name="WW8Num18">
      <style:paragraph-properties fo:margin-top="0in" fo:margin-bottom="0in" loext:contextual-spacing="false" fo:line-height="100%"/>
      <style:text-properties fo:font-size="12pt" style:font-size-asian="12pt" style:font-size-complex="12pt"/>
    </style:style>
    <style:style style:name="P58" style:family="paragraph" style:parent-style-name="List_20_Paragraph" style:list-style-name="WW8Num2">
      <style:paragraph-properties fo:margin-top="0in" fo:margin-bottom="0in" loext:contextual-spacing="false" fo:line-height="100%"/>
      <style:text-properties style:font-name="Trebuchet MS" fo:font-size="12pt" style:font-size-asian="12pt" style:font-size-complex="12pt"/>
    </style:style>
    <style:style style:name="P59" style:family="paragraph" style:list-style-name="WW8Num26"/>
    <style:style style:name="P60" style:family="paragraph" style:list-style-name="WW8Num27"/>
    <style:style style:name="P61" style:family="paragraph" style:parent-style-name="Footer">
      <style:paragraph-properties fo:text-align="end" style:justify-single-word="false">
        <style:tab-stops>
          <style:tab-stop style:position="3.25in" style:type="center"/>
          <style:tab-stop style:position="6.4862in" style:type="righ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2pt" officeooo:rsid="001504bc" style:font-size-asian="12pt" style:font-size-complex="12pt"/>
    </style:style>
    <style:style style:name="T5" style:family="text">
      <style:text-properties fo:font-size="12pt" officeooo:rsid="00159a77" style:font-size-asian="12pt" style:font-size-complex="12pt"/>
    </style:style>
    <style:style style:name="T6" style:family="text">
      <style:text-properties fo:font-size="12pt" officeooo:rsid="001befe6" style:font-size-asian="12pt" style:font-size-complex="12pt"/>
    </style:style>
    <style:style style:name="T7" style:family="text">
      <style:text-properties fo:font-size="12pt" style:font-size-asian="12pt" style:font-name-complex="Trebuchet MS" style:font-size-complex="12pt"/>
    </style:style>
    <style:style style:name="T8" style:family="text">
      <style:text-properties officeooo:rsid="00168ec6" style:font-size-asian="12pt" style:font-size-complex="12pt"/>
    </style:style>
    <style:style style:name="T9" style:family="text">
      <style:text-properties officeooo:rsid="00159a77" style:font-size-asian="12pt" style:font-size-complex="12pt"/>
    </style:style>
    <style:style style:name="T10" style:family="text">
      <style:text-properties officeooo:rsid="001a7476" style:font-size-asian="12pt" style:font-size-complex="12pt"/>
    </style:style>
    <style:style style:name="T11" style:family="text">
      <style:text-properties officeooo:rsid="002a45ba" style:font-size-asian="12pt" style:font-size-complex="12pt"/>
    </style:style>
    <style:style style:name="T12" style:family="text">
      <style:text-properties style:font-name="Calibri" fo:language="en" fo:country="AU" fo:font-weight="bold" style:font-name-asian="Calibri" style:font-weight-asian="bold" style:font-name-complex="Calibri"/>
    </style:style>
    <style:style style:name="T13" style:family="text">
      <style:text-properties style:font-name="Calibri" fo:font-size="11pt" fo:language="en" fo:country="AU" fo:font-weight="bold" style:font-name-asian="Calibri" style:font-size-asian="11pt" style:font-weight-asian="bold" style:font-name-complex="Calibri" style:font-size-complex="11pt"/>
    </style:style>
    <style:style style:name="T14" style:family="text">
      <style:text-properties fo:color="#0563c1" style:font-name="Calibri" fo:language="en" fo:country="AU" style:text-underline-style="solid" style:text-underline-width="auto" style:text-underline-color="font-color" fo:font-weight="bold" style:font-name-asian="Calibri" style:font-weight-asian="bold" style:font-name-complex="Calibri"/>
    </style:style>
    <style:style style:name="T15" style:family="text">
      <style:text-properties style:font-name="Trebuchet MS" fo:font-size="12pt" style:font-size-asian="12pt" style:font-size-complex="12pt"/>
    </style:style>
    <style:style style:name="T16" style:family="text">
      <style:text-properties style:font-name="Trebuchet MS" fo:font-size="12pt" fo:font-weight="bold" style:font-size-asian="12pt" style:font-weight-asian="bold" style:font-size-complex="12pt"/>
    </style:style>
    <style:style style:name="T17" style:family="text">
      <style:text-properties style:font-name="Trebuchet MS" fo:font-size="12pt" fo:font-weight="bold" style:font-name-asian="Trebuchet MS" style:font-size-asian="12pt" style:font-weight-asian="bold" style:font-name-complex="Trebuchet MS" style:font-size-complex="12pt" style:font-weight-complex="bold"/>
    </style:style>
    <style:style style:name="T18" style:family="text">
      <style:text-properties style:font-name="Trebuchet MS" fo:font-size="12pt" fo:font-style="italic" style:font-size-asian="12pt" style:font-style-asian="italic" style:font-size-complex="12pt" style:font-style-complex="italic"/>
    </style:style>
    <style:style style:name="T19" style:family="text">
      <style:text-properties fo:font-style="italic" style:font-style-asian="italic" style:font-style-complex="italic"/>
    </style:style>
    <style:style style:name="T20" style:family="text">
      <style:text-properties fo:font-style="italic" officeooo:rsid="0018860e" style:font-style-asian="italic" style:font-style-complex="italic"/>
    </style:style>
    <style:style style:name="T21" style:family="text">
      <style:text-properties officeooo:rsid="0011d7f7"/>
    </style:style>
    <style:style style:name="T22" style:family="text">
      <style:text-properties fo:font-variant="normal" fo:text-transform="none" fo:color="#333333" style:font-name="Helvetica Neue" fo:font-size="10.5pt" fo:letter-spacing="normal" fo:font-style="normal" fo:font-weight="normal"/>
    </style:style>
    <style:style style:name="T23" style:family="text">
      <style:text-properties fo:font-variant="normal" fo:text-transform="none" fo:color="#333333" style:font-name="Helvetica Neue" fo:font-size="10.5pt" fo:letter-spacing="normal" fo:font-style="normal" fo:font-weight="normal" style:font-size-asian="12pt" style:font-size-complex="12pt"/>
    </style:style>
    <style:style style:name="T24" style:family="text">
      <style:text-properties fo:font-variant="normal" fo:text-transform="none" fo:color="#333333" style:font-name="Helvetica Neue" fo:font-size="10.5pt" fo:letter-spacing="normal" fo:font-style="normal" fo:font-weight="normal" officeooo:rsid="00168ec6" style:font-size-asian="12pt" style:font-size-complex="12pt"/>
    </style:style>
    <style:style style:name="T25" style:family="text">
      <style:text-properties fo:font-variant="normal" fo:text-transform="none" fo:color="#333333" style:font-name="times new roman" fo:font-size="14pt" fo:letter-spacing="normal" fo:font-style="normal" fo:font-weight="normal"/>
    </style:style>
    <style:style style:name="T26" style:family="text">
      <style:text-properties fo:font-variant="normal" fo:text-transform="none" fo:color="#333333" style:font-name="times new roman" fo:font-size="14pt" fo:letter-spacing="normal" fo:font-style="normal" fo:font-weight="normal" officeooo:rsid="002a45ba"/>
    </style:style>
    <style:style style:name="T27" style:family="text">
      <style:text-properties officeooo:rsid="0018860e"/>
    </style:style>
    <style:style style:name="T28" style:family="text">
      <style:text-properties officeooo:rsid="001a7476"/>
    </style:style>
    <style:style style:name="T29" style:family="text">
      <style:text-properties officeooo:rsid="001fa764"/>
    </style:style>
    <style:style style:name="T30" style:family="text">
      <style:text-properties officeooo:rsid="001fdb25"/>
    </style:style>
    <style:style style:name="T31" style:family="text">
      <style:text-properties officeooo:rsid="002676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ES1102 Problem Solution Essay Draft 1 Self/Peer-Review Guidelines </text:span><text:bookmark text:name="_GoBack"/></text:p>
      <text:p text:style-name="P16"><text:span text:style-name="T12">Dr Lira Dumaguing, </text:span><text:a xlink:type="simple" xlink:href="mailto:elcdldg@nus.edu.sg" text:style-name="Internet_20_link" text:visited-style-name="Visited_20_Internet_20_Link"><text:span text:style-name="T14">elcdldg@nus.edu.sg</text:span></text:a></text:p>
      <text:p text:style-name="P18"/>
      <text:p text:style-name="P21">Writer: <text:span text:style-name="T21">Vishnu Prem</text:span></text:p>
      <text:p text:style-name="P21">Reviewer: <text:span text:style-name="T21">Jeremy Heng</text:span></text:p>
      <text:p text:style-name="P21">Date: <text:span text:style-name="T21">3 March 2016</text:span></text:p>
      <text:p text:style-name="P19"/>
      <text:p text:style-name="P22">Instructions for the reviewer:</text:p>
      <text:list xml:id="list365780491863241280" text:style-name="WW8Num2">
        <text:list-item>
          <text:p text:style-name="P27"><text:span text:style-name="T15">Comment on your partners’ (Forum Groups) essay using the following questions as a guide. Record your comments on this document. </text:span></text:p>
        </text:list-item>
        <text:list-item>
          <text:p text:style-name="P27"><text:span text:style-name="T15">Your comments will be used by the writer to improve on his/her writing, so do provide specific and helpful feedback. Praise what he/she has done well, and offer </text:span><text:span text:style-name="T2">suggestions</text:span><text:span text:style-name="T15"> for improvement. </text:span></text:p>
        </text:list-item>
        <text:list-item>
          <text:p text:style-name="P58">Do not ask your partner to rewrite the paper just because you do not agree with his/her ideas. Instead, ask for more evidence to support his/her ideas.</text:p>
        </text:list-item>
        <text:list-item>
          <text:p text:style-name="P27"><text:span text:style-name="T15">Re-read your comments before submitting this document to your partner. Make sure your comments are clear and easy to follow. Be ready to provide further verbal explanation.</text:span></text:p>
        </text:list-item>
        <text:list-item>
          <text:p text:style-name="P27"><text:span text:style-name="T15">Check with the tutor if you</text:span><text:span text:style-name="T7">’</text:span><text:span text:style-name="T15">re uncertain about anything.</text:span></text:p>
        </text:list-item>
        <text:list-item>
          <text:p text:style-name="P27"><text:span text:style-name="T16">Give a copy of this document to your partners through your Forum Groups.</text:span></text:p>
        </text:list-item>
      </text:list>
      <text:p text:style-name="P23"/>
      <table:table table:name="Table1" table:style-name="Table1">
        <table:table-column table:style-name="Table1.A"/>
        <table:table-column table:style-name="Table1.B"/>
        <table:table-row table:style-name="Table1.1">
          <table:table-cell table:style-name="Table1.A1" table:number-columns-spanned="2" office:value-type="string">
            <text:p text:style-name="P17">Content</text:p>
          </table:table-cell>
          <table:covered-table-cell/>
        </table:table-row>
        <table:table-row table:style-name="Table1.2">
          <table:table-cell table:style-name="Table1.A2" office:value-type="string">
            <text:list xml:id="list6057225144390084299" text:style-name="WW8Num21">
              <text:list-item>
                <text:p text:style-name="P28"><text:span text:style-name="T3">Is the problem (one human inequality problem arising from globalization in which country) specifically and clearly stated?</text:span></text:p>
              </text:list-item>
            </text:list>
          </table:table-cell>
          <table:table-cell table:style-name="Table1.B2" office:value-type="string">
            <text:p text:style-name="P2">A great majority of people still suffer from the inequalities created by Globalisation despite the existence of a minority benefiting from the growth. The essay focuses on the US.</text:p>
          </table:table-cell>
        </table:table-row>
        <table:table-row table:style-name="Table1.3">
          <table:table-cell table:style-name="Table1.A3" office:value-type="string">
            <text:list xml:id="list2341253577654598975" text:style-name="WW8Num19">
              <text:list-item>
                <text:p text:style-name="P42">Does the background include the following:</text:p>
              </text:list-item>
            </text:list>
            <text:list xml:id="list6837355130107331595" text:style-name="WW8Num13">
              <text:list-item>
                <text:list>
                  <text:list-item>
                    <text:p text:style-name="P43">a definition of the keyword(s) with citation?</text:p>
                  </text:list-item>
                  <text:list-item>
                    <text:p text:style-name="P29"><text:span text:style-name="T3">the extent of the problem (what is happening now, how widespread/serious it is)?</text:span></text:p>
                  </text:list-item>
                  <text:list-item>
                    <text:p text:style-name="P43">the causes of the problem / reasons it is still unsolved?</text:p>
                  </text:list-item>
                  <text:list-item>
                    <text:p text:style-name="P29"><text:span text:style-name="T3">the impact of the problem? (The writer might devote an entire paragraph to the impact.)</text:span></text:p>
                  </text:list-item>
                  <text:list-item>
                    <text:p text:style-name="P43">why the problem needs <text:soft-page-break/>to be solved / repercussions if the problem is left unsolved?</text:p>
                  </text:list-item>
                </text:list>
              </text:list-item>
            </text:list>
          </table:table-cell>
          <table:table-cell table:style-name="Table1.B3" office:value-type="string">
            <text:p text:style-name="P2">a. I understand the background completely <text:span text:style-name="T30">without the need for definitions in the background.</text:span>.</text:p>
            <text:p text:style-name="P2">b. Yes, the author does mention that the issue is present Worldwide but particular also in the United States where unemployment is extremely high.</text:p>
            <text:p text:style-name="P2">c. The problem is not one that is easy to solve when expansion to foreign markets is necessary to keep costs low.</text:p>
            <text:p text:style-name="P10"><text:span text:style-name="T6">d. The impact of the problem is illustrated in the figures given. For example, the author says </text:span>'<text:span text:style-name="T19">Between 2001 and 2011, some 2.1 million jobs in the manufacturing sector are said to be lost to the growing power of the world, China. This is due to the outsourcing of jobs where many large companies in the US have chosen to relocate in China.</text:span>'</text:p>
            <text:p text:style-name="P12">e. The reason why it needs to be resolved is not explicitly stated but I can infer from the text that a persisting inequality is not one that should be left alone if a healthy society and economy is desired.</text:p>
          </table:table-cell>
        </table:table-row>
        <table:table-row table:style-name="Table1.4">
          <table:table-cell table:style-name="Table1.A4" office:value-type="string">
            <text:list xml:id="list2282834395719793864" text:style-name="WW8Num1">
              <text:list-item>
                <text:p text:style-name="P44">Does the essay present at least one current solution?</text:p>
              </text:list-item>
            </text:list>
            <text:list xml:id="list2870166153291303828" text:style-name="WW8Num4">
              <text:list-item>
                <text:list>
                  <text:list-item>
                    <text:p text:style-name="P30"><text:span text:style-name="T3">Does it analyze the current solution(s); i.e. explain the strengths/success and weaknesses/failure of the current solution(s) in solving the problem?</text:span></text:p>
                  </text:list-item>
                  <text:list-item>
                    <text:p text:style-name="P45">Are the weaknesses explained and supported?</text:p>
                  </text:list-item>
                  <text:list-item>
                    <text:p text:style-name="P45">Are you convinced that the weaknesses are valid? Why?</text:p>
                  </text:list-item>
                </text:list>
              </text:list-item>
            </text:list>
          </table:table-cell>
          <table:table-cell table:style-name="Table1.B4" office:value-type="string">
            <text:p text:style-name="P3">a. Yes, it describes 'education and training' as a means to combat unemployment caused by Globalisation. He backs this claim up by referencing articles from economic analysis sites and provides a brief explanation of why the solution is valid. He also accedes that the solution has pitfalls in that the retraining of personnel will not help recover jobs lost in the increasing automated industrialization of processes.</text:p>
            <text:p text:style-name="P3">b. Yes, the weaknesses are explained and supported with reference to external sources.</text:p>
            <text:p text:style-name="P3">c. The arguments put forward by the author is convincing because they do follow a logical flow (Increasing industrialisation → Unemployment → Retraining → Retraining does not improve the employee's performance to the point of being more efficient than a machine) and cites <text:span text:style-name="T29">valid</text:span> sources.</text:p>
          </table:table-cell>
        </table:table-row>
        <text:soft-page-break/>
        <table:table-row table:style-name="Table1.5">
          <table:table-cell table:style-name="Table1.A5" office:value-type="string">
            <text:list xml:id="list2224153569307516098" text:style-name="WW8Num23">
              <text:list-item>
                <text:p text:style-name="P31"><text:span text:style-name="T3">Does the essay present suggestions on how to improve on the weaknesses identified in the current solutions?</text:span></text:p>
              </text:list-item>
            </text:list>
            <text:list xml:id="list166918888264500604" text:style-name="WW8Num11">
              <text:list-item>
                <text:list>
                  <text:list-item>
                    <text:p text:style-name="P32"><text:span text:style-name="T3">If the essay concludes that a current solution is unhelpful/not effective at all, does the essay present an alternative solution?</text:span></text:p>
                  </text:list-item>
                  <text:list-item>
                    <text:p text:style-name="P32"><text:span text:style-name="T3">Does the improvement/alternative solution suggested adequately address the weakness(es) identified?</text:span></text:p>
                  </text:list-item>
                  <text:list-item>
                    <text:p text:style-name="P32"><text:span text:style-name="T3">Is the improvement/alternative solution explained/supported?</text:span></text:p>
                  </text:list-item>
                  <text:list-item>
                    <text:p text:style-name="P32"><text:span text:style-name="T3">Are you convinced by the improvements/alternative suggestions proposed? Why?</text:span></text:p>
                  </text:list-item>
                </text:list>
              </text:list-item>
            </text:list>
          </table:table-cell>
          <table:table-cell table:style-name="Table1.B5" office:value-type="string">
            <text:p text:style-name="P13">a. Yes, the essay posits that an alternative to re-training is to simply employ nationalistic/protectionist measures to ensure the welfare and employability of at-risk employees by simply employing them first before sending the job overseas.</text:p>
            <text:p text:style-name="P13">b. The interventionist approach is discussed in the German context and is asserted to be successful.</text:p>
            <text:p text:style-name="P13">c. Yes, the author cites external sources to back up this claim.</text:p>
            <text:p text:style-name="P13">d. Yes, to an extent. The solution works in the German context but might fail in the US <text:s/>free market environ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style-name="Table1.1">
          <table:table-cell table:style-name="Table1.A1" table:number-columns-spanned="2" office:value-type="string">
            <text:p text:style-name="P20">Organization</text:p>
          </table:table-cell>
          <table:covered-table-cell/>
        </table:table-row>
        <table:table-row table:style-name="Table1.7">
          <table:table-cell table:style-name="Table1.A7" office:value-type="string">
            <text:list xml:id="list4489596993115488022" text:style-name="WW8Num12">
              <text:list-item>
                <text:p text:style-name="P33"><text:span text:style-name="T3">Does the essay begin with a hook (something that attracts the reader to read further, e.g. anecdote, startling statistics, </text:span><text:soft-page-break/><text:span text:style-name="T3">quotation, etc.)?</text:span></text:p>
              </text:list-item>
            </text:list>
          </table:table-cell>
          <table:table-cell table:style-name="Table1.B7" office:value-type="string">
            <text:p text:style-name="P4">The essay begins by drawing a reader in by singing praises about Globalisation then subverts the reader's expectations by introducing the negative side.</text:p>
          </table:table-cell>
        </table:table-row>
        <table:table-row table:style-name="Table1.8">
          <table:table-cell table:style-name="Table1.A8" office:value-type="string">
            <text:list xml:id="list4638560043992075812" text:style-name="WW8Num24">
              <text:list-item>
                <text:p text:style-name="P46">Identify the thesis statement. </text:p>
              </text:list-item>
            </text:list>
            <text:list xml:id="list427512980394060647" text:style-name="WW8Num7">
              <text:list-item>
                <text:p text:style-name="P34"><text:span text:style-name="T3">Identify and label the controlling idea and scope.</text:span></text:p>
              </text:list-item>
              <text:list-item>
                <text:p text:style-name="P34"><text:span text:style-name="T3">Does the thesis statement make reference to the problem and the solution?</text:span></text:p>
              </text:list-item>
            </text:list>
          </table:table-cell>
          <table:table-cell table:style-name="Table1.B8" office:value-type="string">
            <text:p text:style-name="P11"><text:span text:style-name="T4">a</text:span>. '<text:span text:style-name="T19">Globalisation in itself is seen as the greatest phenomenon able to boost local economies and in turn capable of eradicating poverty while increasing employment rate. While this may be true for a small minority of the global community, the fact remains that a great majority still suffer from the inequalities brought about by globalisation.</text:span>'</text:p>
            <text:p text:style-name="P14">b. Yes it does.</text:p>
          </table:table-cell>
        </table:table-row>
        <table:table-row table:style-name="Table1.8">
          <table:table-cell table:style-name="Table1.A9" office:value-type="string">
            <text:list xml:id="list6284628230786169388" text:style-name="WW8Num5">
              <text:list-item>
                <text:p text:style-name="P47">Identify the plan of development.</text:p>
              </text:list-item>
            </text:list>
            <text:list xml:id="list5786575529574981106" text:style-name="WW8Num10">
              <text:list-item>
                <text:p text:style-name="P48">Does the plan of development give a preview of the main ideas to be examined in the following paragraphs?</text:p>
              </text:list-item>
            </text:list>
          </table:table-cell>
          <table:table-cell table:style-name="Table1.B9" office:value-type="string">
            <text:p text:style-name="P14"><text:span text:style-name="T22">a. Yes, the author does develop a plan of development. (In fact, there are two. Might want to combine them)</text:span></text:p>
          </table:table-cell>
        </table:table-row>
        <table:table-row table:style-name="Table1.10">
          <table:table-cell table:style-name="Table1.A10" office:value-type="string">
            <text:list xml:id="list5584733375426238462" text:style-name="WW8Num20">
              <text:list-item>
                <text:p text:style-name="P49">In each body paragraph:</text:p>
              </text:list-item>
            </text:list>
            <text:list xml:id="list9149920100018467091" text:style-name="WW8Num27">
              <text:list-item>
                <text:p text:style-name="P50">Identify the topic sentence.</text:p>
              </text:list-item>
              <text:list-item>
                <text:p text:style-name="P35"><text:span text:style-name="T3">For each topic sentence, identify and label the controlling idea and scope.</text:span></text:p>
              </text:list-item>
              <text:list-item>
                <text:p><text:span text:style-name="T3">State the main idea of each body paragraph (in less than 5 words).</text:span></text:p>
              </text:list-item>
            </text:list>
          </table:table-cell>
          <table:table-cell table:style-name="Table1.B10" office:value-type="string">
            <text:p text:style-name="Standard">P1</text:p>
            <text:p text:style-name="Standard">TS: <text:span text:style-name="T31">'</text:span><text:span text:style-name="T19">In his article titled ‘China Toll’, Scott (2012) have emphasized the alarming situation of unemployment in the US due to competition brought about by China.</text:span><text:span text:style-name="T31">'</text:span></text:p>
            <text:p text:style-name="Standard">CI: Unemployment in US is due to Chinese competition</text:p>
            <text:p text:style-name="Standard">MI: Reduce costs through global expansion = unemployment</text:p>
            <text:p text:style-name="Standard"/>
            <text:p text:style-name="Standard">P2</text:p>
            <text:p text:style-name="Standard">TS: '<text:span text:style-name="T19">One method to overcome or mitigate the problem of unemployment is through education and training.</text:span>'</text:p>
            <text:p text:style-name="Standard">CI: Education and training can reduce unemployment</text:p>
            <text:p text:style-name="Standard">MI: Keep jobs local and train</text:p>
            <text:p text:style-name="Standard"/>
            <text:p text:style-name="Standard">P3</text:p>
            <text:p text:style-name="Standard">TS: '<text:span text:style-name="T19">Furthermore, there have been other possible solutions suggested to tackle unemployment in the US with government interventionist policies.'</text:span></text:p>
            <text:p text:style-name="Standard">CI: The state plays an integral role in reducing unemployment through intervention.</text:p>
            <text:p text:style-name="Standard">MI: Hire Americans Make Great Again</text:p>
          </table:table-cell>
        </table:table-row>
        <text:soft-page-break/>
        <table:table-row table:style-name="Table1.11">
          <table:table-cell table:style-name="Table1.A11" office:value-type="string">
            <text:list xml:id="list1382648897095422732" text:style-name="WW8Num16">
              <text:list-item>
                <text:p text:style-name="P36"><text:span text:style-name="T3">Does each paragraph provide sufficient elaboration and examples to illustrate the main assertion in the topic sentence?</text:span></text:p>
              </text:list-item>
            </text:list>
            <text:list xml:id="list8752841133979568342" text:style-name="WW8Num25">
              <text:list-item>
                <text:p text:style-name="P51">If reference is made to outside sources, are these sources properly cited; e.g. surname, year?</text:p>
              </text:list-item>
              <text:list-item>
                <text:p text:style-name="P37"><text:span text:style-name="T3">If examples are provided, are these examples specifically linked to the sentences before and after? In other words, do the examples specifically prove a point made in the previous sentence? Alternatively, does the writer state, in the sentence right after the examples, what point he/she intends to make by presenting those examples?</text:span></text:p>
              </text:list-item>
            </text:list>
          </table:table-cell>
          <table:table-cell table:style-name="Table1.B11" office:value-type="string">
            <text:p text:style-name="P5">a. References are properly cited and referenced!</text:p>
            <text:p text:style-name="P5">b. Yes, the linkages are really good.</text:p>
          </table:table-cell>
        </table:table-row>
        <table:table-row table:style-name="Table1.7">
          <table:table-cell table:style-name="Table1.A12" office:value-type="string">
            <text:list xml:id="list5153066611741908480" text:style-name="WW8Num22">
              <text:list-item>
                <text:p text:style-name="P38"><text:span text:style-name="T3">Does each body paragraph end with a concluding sentence that links back to the main assertion in the topic sentence/thesis statement?</text:span></text:p>
              </text:list-item>
            </text:list>
          </table:table-cell>
          <table:table-cell table:style-name="Table1.B12" office:value-type="string">
            <text:p text:style-name="P6">Perhaps this point could be improved.</text:p>
          </table:table-cell>
        </table:table-row>
        <table:table-row table:style-name="Table1.13">
          <table:table-cell table:style-name="Table1.A13" office:value-type="string">
            <text:list xml:id="list3880627493006326672" text:style-name="WW8Num17">
              <text:list-item>
                <text:p text:style-name="P52">In the conclusion (last paragraph of the essay):</text:p>
              </text:list-item>
            </text:list>
            <text:list xml:id="list2171021565035974553" text:style-name="WW8Num14">
              <text:list-item>
                <text:p text:style-name="P53">identify the restatement of the problem.</text:p>
              </text:list-item>
              <text:list-item>
                <text:p text:style-name="P53">Identify the restatement of the solution.</text:p>
              </text:list-item>
              <text:list-item>
                <text:p text:style-name="P39"><text:span text:style-name="T3">Identify the sentences that provide the implications/significance of the solution, or those that provide food for thought.</text:span></text:p>
              </text:list-item>
            </text:list>
          </table:table-cell>
          <table:table-cell table:style-name="Table1.B13" office:value-type="string">
            <text:p text:style-name="P7">a. Might require more restatement of the original problem.</text:p>
            <text:p text:style-name="P7">b. A rehash of the solution is present but a little vague.</text:p>
            <text:p text:style-name="Standard">c. '<text:span text:style-name="T19">The state along with the NGOs should step up efforts to ensure its citizens do not lose out from the pressure brought about by globalisation.</text:span>' and '<text:span text:style-name="T19">Awareness also plays an important role in ensuring the inequalities do not persist while a small minority such as large companies benefit from globalisation.'</text:span></text:p>
          </table:table-cell>
        </table:table-row>
        <text:soft-page-break/>
        <table:table-row table:style-name="Table1.14">
          <table:table-cell table:style-name="Table1.A14" office:value-type="string">
            <text:list xml:id="list2411975776123102255" text:style-name="WW8Num3">
              <text:list-item>
                <text:p text:style-name="P54">Identify any missing links between sentences and ideas in all the paragraphs.</text:p>
              </text:list-item>
            </text:list>
            <text:list xml:id="list535381959501342506" text:style-name="WW8Num15">
              <text:list-item>
                <text:p text:style-name="P26"><text:span text:style-name="T3">Does any sentence appear out of place (“stand alone”, not related to the sentences before or after)?</text:span></text:p>
              </text:list-item>
              <text:list-item>
                <text:p text:style-name="P26"><text:span text:style-name="T3">Can any part of the paragraph be improved with a linking word/expression eg Indeed, In fact, Unfortunately, Nevertheless, Although, yet, simultaneously, In contrast/comparison, For example, etc.</text:span></text:p>
              </text:list-item>
            </text:list>
          </table:table-cell>
          <table:table-cell table:style-name="Table1.B14" office:value-type="string">
            <text:p text:style-name="P15"><text:span text:style-name="T24">a. </text:span><text:span text:style-name="T23">Nothing particularly stands out to me.</text:span></text:p>
            <text:p text:style-name="P15"><text:span text:style-name="T23">b. The author's use of linking words is really good. The flow of the essay is nic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style-name="Table1.1">
          <table:table-cell table:style-name="Table1.A1" table:number-columns-spanned="2" office:value-type="string">
            <text:p text:style-name="P20">Language </text:p>
          </table:table-cell>
          <table:covered-table-cell/>
        </table:table-row>
        <table:table-row table:style-name="Table1.13">
          <table:table-cell table:style-name="Table1.A16" office:value-type="string">
            <text:list xml:id="list3420175110218069146" text:style-name="WW8Num6">
              <text:list-item>
                <text:p text:style-name="P55">Can you spot any of the following errors?</text:p>
              </text:list-item>
            </text:list>
            <text:list xml:id="list1454966745353742744" text:style-name="WW8Num26">
              <text:list-item>
                <text:p text:style-name="P56">Subject-verb agreement</text:p>
              </text:list-item>
              <text:list-item>
                <text:p text:style-name="P56">Singular-plural nouns</text:p>
              </text:list-item>
              <text:list-item>
                <text:p text:style-name="P56">Articles a and the</text:p>
              </text:list-item>
              <text:list-item>
                <text:p text:style-name="P56">Old to new information</text:p>
              </text:list-item>
              <text:list-item>
                <text:p text:style-name="P56">Parallel structures</text:p>
              </text:list-item>
              <text:list-item>
                <text:p text:style-name="P40"><text:span text:style-name="T3">Use of connectors eg however, not only… but also…</text:span></text:p>
              </text:list-item>
              <text:list-item>
                <text:p><text:span text:style-name="T3">Use of pronouns </text:span><text:span text:style-name="T18">it</text:span><text:span text:style-name="T3"> and </text:span><text:span text:style-name="T18">this</text:span></text:p>
              </text:list-item>
            </text:list>
          </table:table-cell>
          <table:table-cell table:style-name="Table1.B16" office:value-type="string">
            <text:p text:style-name="Standard">1. '<text:span text:style-name="T19">For many years now, globalisation have been lauded for its life changing effects on humanity.</text:span>'. Globalisation is in the third person singular so you should use 'globalisation has been…'</text:p>
            <text:p text:style-name="Standard">2. '<text:span text:style-name="T19">These are examples of the many inequalities which have befall over mankind since ‘modernity’ or what we call globalisation took place.</text:span>'. Perhaps rewrite it as: '<text:span text:style-name="T19">These are some examples of the many inequalities which have befallen mankind since 'modernitisation' or the so-called globalisation took place.</text:span>'. It still sounds a little weird though.<text:line-break/>3. '<text:span text:style-name="T19">Between 2001 and 2011, some 2.1 million jobs in the manufacturing sector are said to be lost to the growing power of the world, China.</text:span>'. I'd use '<text:span text:style-name="T19">growing power of the world: China' instead</text:span>.</text:p>
            <text:p text:style-name="Standard">4. '<text:span text:style-name="T19">In an article posted in EconomicsHelp, Pettinger (2011) have made a case for reducing unemployment by ways of improving the skills of the workforce.</text:span>' <text:span text:style-name="T27">should be '</text:span><text:span text:style-name="T20">… Pettinger (2011) made a case for reducing …</text:span><text:span text:style-name="T27">'</text:span></text:p>
            <text:p text:style-name="Standard">5. '<text:span text:style-name="T19">This may be an effective in Germany.</text:span>' - Remove the an.</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style-name="Table1.17">
          <table:table-cell table:style-name="Table1.A17" office:value-type="string">
            <text:list xml:id="list3537634646217313256" text:style-name="WW8Num18">
              <text:list-item>
                <text:p text:style-name="P57">Highlight sentences that seem too long or unclear.</text:p>
              </text:list-item>
              <text:list-item>
                <text:p text:style-name="P41"><text:span text:style-name="T3">Highlight sentences that sound unacademic.</text:span></text:p>
              </text:list-item>
              <text:list-item>
                <text:p text:style-name="P41"><text:span text:style-name="T3">Highlight use of first and second person pronouns (e.g. “you”, “I”).</text:span></text:p>
              </text:list-item>
            </text:list>
          </table:table-cell>
          <table:table-cell table:style-name="Table1.B17" office:value-type="string">
            <text:p text:style-name="P8"><text:span text:style-name="T9">2. </text:span><text:span text:style-name="T8">The sentence length is pretty decent. </text:span><text:span text:style-name="T10">I liked the pacing</text:span></text:p>
            <text:p text:style-name="P9"><text:span text:style-name="T5">3. </text:span>'<text:span text:style-name="T19">With highly automated industries due to globalisation, many Americans lose their jobs due to the fact that these so called ‘robots’ may have taken over their jobs.</text:span>' <text:span text:style-name="T28">But they are robots :(</text:span></text:p>
            <text:p text:style-name="P1">4. No use of 'You' and “I”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24"/>
      <text:p text:style-name="P2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padding="0.4307in" fo:border="none" style:writing-mode="lr-tb"/>
      <style:text-properties style:use-window-font-color="true" style:font-name="Times New Roman" fo:font-family="'Times New Roman'" style:font-family-generic="roman" style:font-pitch="variable" fo:font-size="12pt" fo:language="en" fo:country="US"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_26__20_Footer" style:display-name="Header &amp; Footer" style:family="paragraph">
      <style:paragraph-properties fo:orphans="2" fo:widows="2" fo:padding="0.4307in" fo:border="none">
        <style:tab-stops>
          <style:tab-stop style:position="6.2638in" style:type="right"/>
        </style:tab-stops>
      </style:paragraph-properties>
      <style:text-properties fo:color="#000000" style:font-name="Helvetica" fo:font-family="Helvetica"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Footer" style:family="paragraph" style:class="extra">
      <style:paragraph-properties fo:orphans="2" fo:widows="2" fo:padding="0.4307in" fo:border="none">
        <style:tab-stops>
          <style:tab-stop style:position="3.25in" style:type="center"/>
          <style:tab-stop style:position="6.5in" style:type="right"/>
        </style:tab-stops>
      </style:paragraph-properties>
      <style:text-properties fo:color="#0000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ody_20_A" style:display-name="Body A" style:family="paragraph">
      <style:paragraph-properties fo:margin-top="0in" fo:margin-bottom="0.139in" loext:contextual-spacing="false" fo:line-height="115%" fo:orphans="2" fo:widows="2" fo:padding="0.4307in" fo:border="none"/>
      <style:text-properties fo:color="#0000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List_20_Paragraph" style:display-name="List Paragraph" style:family="paragraph">
      <style:paragraph-properties fo:margin-left="0.5in" fo:margin-right="0in" fo:margin-top="0in" fo:margin-bottom="0.139in" loext:contextual-spacing="false" fo:line-height="115%" fo:orphans="2" fo:widows="2" fo:text-indent="0in" style:auto-text-indent="false" fo:padding="0.4307in" fo:border="none"/>
      <style:text-properties fo:color="#0000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z0" style:family="text">
      <style:text-properties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4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5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6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7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8z0" style:family="text">
      <style:text-properties style:text-position="0% 100%" style:font-name="Trebuchet MS" fo:font-family="'Trebuchet MS'" style:font-family-generic="swiss" style:font-pitch="variable" fo:font-size="11pt" fo:language="en" fo:country="US"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style:font-size-complex="11pt"/>
    </style:style>
    <style:style style:name="WW8Num9z0" style:family="text">
      <style:text-properties style:text-position="0% 100%" style:font-name="Trebuchet MS" fo:font-family="'Trebuchet MS'" style:font-family-generic="swiss" style:font-pitch="variable" fo:font-size="11pt" fo:language="en" fo:country="US"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style:font-size-complex="11pt"/>
    </style:style>
    <style:style style:name="WW8Num10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1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2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3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4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5z0" style:family="text">
      <style:text-properties fo:font-size="12pt" style:font-size-asian="12pt" style:font-size-complex="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7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8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9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0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1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2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3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4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5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6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7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1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0.4602in" fo:text-indent="-0.2102in" fo:margin-left="0.4602in"/>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1.4665in" fo:text-indent="-0.172in" fo:margin-left="1.4665in"/>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1.9602in" fo:text-indent="-0.2102in" fo:margin-left="1.9602in"/>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2.4602in" fo:text-indent="-0.2102in" fo:margin-left="2.4602in"/>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2.9665in" fo:text-indent="-0.172in" fo:margin-left="2.9665in"/>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3.4602in" fo:text-indent="-0.2102in" fo:margin-left="3.4602in"/>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3.9602in" fo:text-indent="-0.2102in" fo:margin-left="3.9602in"/>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4.4665in" fo:text-indent="-0.17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5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5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5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9602in" fo:text-indent="-0.2102in" fo:margin-left="0.9602in"/>
        </style:list-level-properties>
      </text:list-level-style-number>
      <text:list-level-style-number text:level="3" text:style-name="WW8Num6z0" style:num-suffix="." style:num-format="i">
        <style:list-level-properties text:list-level-position-and-space-mode="label-alignment">
          <style:list-level-label-alignment text:label-followed-by="listtab" text:list-tab-stop-position="1.4665in" fo:text-indent="-0.172in" fo:margin-left="1.4665in"/>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1.9602in" fo:text-indent="-0.2102in" fo:margin-left="1.9602in"/>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2.4602in" fo:text-indent="-0.2102in" fo:margin-left="2.4602in"/>
        </style:list-level-properties>
      </text:list-level-style-number>
      <text:list-level-style-number text:level="6" text:style-name="WW8Num6z0" style:num-suffix="." style:num-format="i">
        <style:list-level-properties text:list-level-position-and-space-mode="label-alignment">
          <style:list-level-label-alignment text:label-followed-by="listtab" text:list-tab-stop-position="2.9665in" fo:text-indent="-0.172in" fo:margin-left="2.9665in"/>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3.4602in" fo:text-indent="-0.2102in" fo:margin-left="3.4602in"/>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3.9602in" fo:text-indent="-0.2102in" fo:margin-left="3.9602in"/>
        </style:list-level-properties>
      </text:list-level-style-number>
      <text:list-level-style-number text:level="9" text:style-name="WW8Num6z0" style:num-suffix="." style:num-format="i">
        <style:list-level-properties text:list-level-position-and-space-mode="label-alignment">
          <style:list-level-label-alignment text:label-followed-by="listtab" text:list-tab-stop-position="4.4665in" fo:text-indent="-0.17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0" style:num-suffix="." text:bullet-char="o">
        <style:list-level-properties text:list-level-position-and-space-mode="label-alignment">
          <style:list-level-label-alignment text:label-followed-by="listtab" text:list-tab-stop-position="1.4602in" fo:text-indent="-0.2102in" fo:margin-left="1.4602in"/>
        </style:list-level-properties>
        <style:text-properties style:font-name="Calibri"/>
      </text:list-level-style-bullet>
      <text:list-level-style-bullet text:level="3" text:style-name="WW8Num7z0" style:num-suffix="." text:bullet-char="▪">
        <style:list-level-properties text:list-level-position-and-space-mode="label-alignment">
          <style:list-level-label-alignment text:label-followed-by="listtab" text:list-tab-stop-position="1.9602in" fo:text-indent="-0.2102in" fo:margin-left="1.9602in"/>
        </style:list-level-properties>
        <style:text-properties style:font-name="Calibri"/>
      </text:list-level-style-bullet>
      <text:list-level-style-bullet text:level="4" text:style-name="WW8Num7z0" style:num-suffix="." text:bullet-char="•">
        <style:list-level-properties text:list-level-position-and-space-mode="label-alignment">
          <style:list-level-label-alignment text:label-followed-by="listtab" text:list-tab-stop-position="2.4602in" fo:text-indent="-0.2102in" fo:margin-left="2.4602in"/>
        </style:list-level-properties>
        <style:text-properties style:font-name="Calibri"/>
      </text:list-level-style-bullet>
      <text:list-level-style-bullet text:level="5" text:style-name="WW8Num7z0" style:num-suffix="." text:bullet-char="o">
        <style:list-level-properties text:list-level-position-and-space-mode="label-alignment">
          <style:list-level-label-alignment text:label-followed-by="listtab" text:list-tab-stop-position="2.9602in" fo:text-indent="-0.2102in" fo:margin-left="2.9602in"/>
        </style:list-level-properties>
        <style:text-properties style:font-name="Calibri"/>
      </text:list-level-style-bullet>
      <text:list-level-style-bullet text:level="6" text:style-name="WW8Num7z0" style:num-suffix="." text:bullet-char="▪">
        <style:list-level-properties text:list-level-position-and-space-mode="label-alignment">
          <style:list-level-label-alignment text:label-followed-by="listtab" text:list-tab-stop-position="3.4602in" fo:text-indent="-0.2102in" fo:margin-left="3.4602in"/>
        </style:list-level-properties>
        <style:text-properties style:font-name="Calibri"/>
      </text:list-level-style-bullet>
      <text:list-level-style-bullet text:level="7" text:style-name="WW8Num7z0" style:num-suffix="." text:bullet-char="•">
        <style:list-level-properties text:list-level-position-and-space-mode="label-alignment">
          <style:list-level-label-alignment text:label-followed-by="listtab" text:list-tab-stop-position="3.9602in" fo:text-indent="-0.2102in" fo:margin-left="3.9602in"/>
        </style:list-level-properties>
        <style:text-properties style:font-name="Calibri"/>
      </text:list-level-style-bullet>
      <text:list-level-style-bullet text:level="8" text:style-name="WW8Num7z0" style:num-suffix="." text:bullet-char="o">
        <style:list-level-properties text:list-level-position-and-space-mode="label-alignment">
          <style:list-level-label-alignment text:label-followed-by="listtab" text:list-tab-stop-position="4.4602in" fo:text-indent="-0.2102in" fo:margin-left="4.4602in"/>
        </style:list-level-properties>
        <style:text-properties style:font-name="Calibri"/>
      </text:list-level-style-bullet>
      <text:list-level-style-bullet text:level="9" text:style-name="WW8Num7z0" style:num-suffix="." text:bullet-char="▪">
        <style:list-level-properties text:list-level-position-and-space-mode="label-alignment">
          <style:list-level-label-alignment text:label-followed-by="listtab" text:list-tab-stop-position="4.9602in" fo:text-indent="-0.2102in" fo:margin-left="4.9602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3" text:style-name="WW8Num8z0" style:num-suffix="." style:num-format="i">
        <style:list-level-properties text:list-level-position-and-space-mode="label-alignment">
          <style:list-level-label-alignment text:label-followed-by="listtab" text:list-tab-stop-position="0.0736in"/>
        </style:list-level-properties>
      </text:list-level-style-number>
      <text:list-level-style-number text:level="4" text:style-name="WW8Num8z0" style:num-suffix="." style:num-format="1">
        <style:list-level-properties text:list-level-position-and-space-mode="label-alignment">
          <style:list-level-label-alignment text:label-followed-by="listtab" text:list-tab-stop-position="0.0736in"/>
        </style:list-level-properties>
      </text:list-level-style-number>
      <text:list-level-style-number text:level="5" text:style-name="WW8Num8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6" text:style-name="WW8Num8z0" style:num-suffix="." style:num-format="i">
        <style:list-level-properties text:list-level-position-and-space-mode="label-alignment">
          <style:list-level-label-alignment text:label-followed-by="listtab" text:list-tab-stop-position="0.0736in"/>
        </style:list-level-properties>
      </text:list-level-style-number>
      <text:list-level-style-number text:level="7" text:style-name="WW8Num8z0" style:num-suffix="." style:num-format="1">
        <style:list-level-properties text:list-level-position-and-space-mode="label-alignment">
          <style:list-level-label-alignment text:label-followed-by="listtab" text:list-tab-stop-position="0.0736in"/>
        </style:list-level-properties>
      </text:list-level-style-number>
      <text:list-level-style-number text:level="8" text:style-name="WW8Num8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9" text:style-name="WW8Num8z0" style:num-suffix="." style:num-format="i">
        <style:list-level-properties text:list-level-position-and-space-mode="label-alignment">
          <style:list-level-label-alignment text:label-followed-by="listtab" text:list-tab-stop-position="0.07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0736in"/>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0736in"/>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0736in"/>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0736in"/>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07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4.7102in" fo:text-indent="-0.2102in" fo:margin-left="4.7102in"/>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5.2102in" fo:text-indent="-0.2102in" fo:margin-left="5.2102in"/>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5.7165in" fo:text-indent="-0.172in" fo:margin-left="5.7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102in" fo:text-indent="-0.2102in" fo:margin-left="0.21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1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1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1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12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2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2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2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102in" fo:text-indent="-0.2102in" fo:margin-left="0.2102in"/>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3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3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3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3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2.2165in" fo:text-indent="-0.172in" fo:margin-left="2.2165in"/>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2.7102in" fo:text-indent="-0.2102in" fo:margin-left="2.7102in"/>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3.7165in" fo:text-indent="-0.172in" fo:margin-left="3.7165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4.2102in" fo:text-indent="-0.2102in" fo:margin-left="4.2102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4.7102in" fo:text-indent="-0.2102in" fo:margin-left="4.7102in"/>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5.2165in" fo:text-indent="-0.172in" fo:margin-left="5.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16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6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6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17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7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7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0.9602in" fo:text-indent="-0.2102in" fo:margin-left="0.9602in"/>
        </style:list-level-properties>
      </text:list-level-style-number>
      <text:list-level-style-number text:level="3" text:style-name="WW8Num18z0" style:num-suffix="." style:num-format="i">
        <style:list-level-properties text:list-level-position-and-space-mode="label-alignment">
          <style:list-level-label-alignment text:label-followed-by="listtab" text:list-tab-stop-position="1.4665in" fo:text-indent="-0.172in" fo:margin-left="1.4665in"/>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1.9602in" fo:text-indent="-0.2102in" fo:margin-left="1.9602in"/>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text:list-tab-stop-position="2.4602in" fo:text-indent="-0.2102in" fo:margin-left="2.4602in"/>
        </style:list-level-properties>
      </text:list-level-style-number>
      <text:list-level-style-number text:level="6" text:style-name="WW8Num18z0" style:num-suffix="." style:num-format="i">
        <style:list-level-properties text:list-level-position-and-space-mode="label-alignment">
          <style:list-level-label-alignment text:label-followed-by="listtab" text:list-tab-stop-position="2.9665in" fo:text-indent="-0.172in" fo:margin-left="2.9665in"/>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3.4602in" fo:text-indent="-0.2102in" fo:margin-left="3.4602in"/>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text:list-tab-stop-position="3.9602in" fo:text-indent="-0.2102in" fo:margin-left="3.9602in"/>
        </style:list-level-properties>
      </text:list-level-style-number>
      <text:list-level-style-number text:level="9" text:style-name="WW8Num18z0" style:num-suffix="." style:num-format="i">
        <style:list-level-properties text:list-level-position-and-space-mode="label-alignment">
          <style:list-level-label-alignment text:label-followed-by="listtab" text:list-tab-stop-position="4.4665in" fo:text-indent="-0.17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19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9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9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text:start-value="8">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text:start-value="1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23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23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23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9602in" fo:text-indent="-0.2102in" fo:margin-left="0.9602in"/>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1.4665in" fo:text-indent="-0.172in" fo:margin-left="1.4665in"/>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1.9602in" fo:text-indent="-0.2102in" fo:margin-left="1.9602in"/>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2.4602in" fo:text-indent="-0.2102in" fo:margin-left="2.4602in"/>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2.9665in" fo:text-indent="-0.172in" fo:margin-left="2.9665in"/>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3.4602in" fo:text-indent="-0.2102in" fo:margin-left="3.4602in"/>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3.9602in" fo:text-indent="-0.2102in" fo:margin-left="3.9602in"/>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4.4665in" fo:text-indent="-0.17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0" style:num-suffix="." style:num-format="a" style:num-letter-sync="true">
        <style:list-level-properties text:list-level-position-and-space-mode="label-alignment">
          <style:list-level-label-alignment text:label-followed-by="listtab" text:list-tab-stop-position="1.4602in" fo:text-indent="-0.2102in" fo:margin-left="1.4602in"/>
        </style:list-level-properties>
      </text:list-level-style-number>
      <text:list-level-style-number text:level="3" text:style-name="WW8Num26z0" style:num-suffix="." style:num-format="i">
        <style:list-level-properties text:list-level-position-and-space-mode="label-alignment">
          <style:list-level-label-alignment text:label-followed-by="listtab" text:list-tab-stop-position="1.9665in" fo:text-indent="-0.172in" fo:margin-left="1.9665in"/>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2.4602in" fo:text-indent="-0.2102in" fo:margin-left="2.4602in"/>
        </style:list-level-properties>
      </text:list-level-style-number>
      <text:list-level-style-number text:level="5" text:style-name="WW8Num26z0" style:num-suffix="." style:num-format="a" style:num-letter-sync="true">
        <style:list-level-properties text:list-level-position-and-space-mode="label-alignment">
          <style:list-level-label-alignment text:label-followed-by="listtab" text:list-tab-stop-position="2.9602in" fo:text-indent="-0.2102in" fo:margin-left="2.9602in"/>
        </style:list-level-properties>
      </text:list-level-style-number>
      <text:list-level-style-number text:level="6" text:style-name="WW8Num26z0" style:num-suffix="." style:num-format="i">
        <style:list-level-properties text:list-level-position-and-space-mode="label-alignment">
          <style:list-level-label-alignment text:label-followed-by="listtab" text:list-tab-stop-position="3.4665in" fo:text-indent="-0.172in" fo:margin-left="3.4665in"/>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3.9602in" fo:text-indent="-0.2102in" fo:margin-left="3.9602in"/>
        </style:list-level-properties>
      </text:list-level-style-number>
      <text:list-level-style-number text:level="8" text:style-name="WW8Num26z0" style:num-suffix="." style:num-format="a" style:num-letter-sync="true">
        <style:list-level-properties text:list-level-position-and-space-mode="label-alignment">
          <style:list-level-label-alignment text:label-followed-by="listtab" text:list-tab-stop-position="4.4602in" fo:text-indent="-0.2102in" fo:margin-left="4.4602in"/>
        </style:list-level-properties>
      </text:list-level-style-number>
      <text:list-level-style-number text:level="9" text:style-name="WW8Num26z0" style:num-suffix="." style:num-format="i">
        <style:list-level-properties text:list-level-position-and-space-mode="label-alignment">
          <style:list-level-label-alignment text:label-followed-by="listtab" text:list-tab-stop-position="4.9665in" fo:text-indent="-0.172in" fo:margin-left="4.9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0" style:num-suffix="." style:num-format="a" style:num-letter-sync="true">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3" text:style-name="WW8Num27z0" style:num-suffix="." style:num-format="i">
        <style:list-level-properties text:list-level-position-and-space-mode="label-alignment">
          <style:list-level-label-alignment text:label-followed-by="listtab" text:list-tab-stop-position="2.2165in" fo:text-indent="-0.172in" fo:margin-left="2.2165in"/>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2.7102in" fo:text-indent="-0.2102in" fo:margin-left="2.7102in"/>
        </style:list-level-properties>
      </text:list-level-style-number>
      <text:list-level-style-number text:level="5" text:style-name="WW8Num27z0" style:num-suffix="." style:num-format="a" style:num-letter-sync="true">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6" text:style-name="WW8Num27z0" style:num-suffix="." style:num-format="i">
        <style:list-level-properties text:list-level-position-and-space-mode="label-alignment">
          <style:list-level-label-alignment text:label-followed-by="listtab" text:list-tab-stop-position="3.7165in" fo:text-indent="-0.172in" fo:margin-left="3.7165in"/>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4.2102in" fo:text-indent="-0.2102in" fo:margin-left="4.2102in"/>
        </style:list-level-properties>
      </text:list-level-style-number>
      <text:list-level-style-number text:level="8" text:style-name="WW8Num27z0" style:num-suffix="." style:num-format="a" style:num-letter-sync="true">
        <style:list-level-properties text:list-level-position-and-space-mode="label-alignment">
          <style:list-level-label-alignment text:label-followed-by="listtab" text:list-tab-stop-position="4.7102in" fo:text-indent="-0.2102in" fo:margin-left="4.7102in"/>
        </style:list-level-properties>
      </text:list-level-style-number>
      <text:list-level-style-number text:level="9" text:style-name="WW8Num27z0" style:num-suffix="." style:num-format="i">
        <style:list-level-properties text:list-level-position-and-space-mode="label-alignment">
          <style:list-level-label-alignment text:label-followed-by="listtab" text:list-tab-stop-position="5.2165in" fo:text-indent="-0.172in" fo:margin-left="5.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ab-stops>
          <style:tab-stop style:position="3.25in" style:type="center"/>
          <style:tab-stop style:position="6.4862in" style:type="right"/>
        </style:tab-stops>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752in" fo:margin-bottom="0.3362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Header_20__26__20_Footer"/>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ra</meta:initial-creator>
    <meta:creation-date>2016-03-01T08:19:00</meta:creation-date>
    <dc:date>2016-03-04T00:20:32.110202803</dc:date>
    <meta:editing-cycles>24</meta:editing-cycles>
    <meta:editing-duration>PT1H17M38S</meta:editing-duration>
    <meta:generator>LibreOffice/5.0.5.2$Linux_X86_64 LibreOffice_project/00m0$Build-2</meta:generator>
    <meta:document-statistic meta:table-count="1" meta:image-count="0" meta:object-count="0" meta:page-count="7" meta:paragraph-count="109" meta:word-count="1708" meta:character-count="10370" meta:non-whitespace-character-count="8817"/>
  </office:meta>
</office:document-meta>
</file>